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Geneva, sans-serif"/>
    <style:font-face style:name="Arial2" svg:font-family="Arial, Helvetica, sans-serif"/>
    <style:font-face style:name="Mangal1" svg:font-family="Mangal"/>
    <style:font-face style:name="OpenSymbol" svg:font-family="OpenSymbol"/>
    <style:font-face style:name="inherit" svg:font-family="inherit"/>
    <style:font-face style:name="Courier" svg:font-family="Courier" style:font-family-generic="roman"/>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adornments="Negrita"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Standard">
      <style:text-properties officeooo:paragraph-rsid="0088749e"/>
    </style:style>
    <style:style style:name="P3" style:family="paragraph" style:parent-style-name="Standard">
      <style:text-properties officeooo:rsid="0086cec8"/>
    </style:style>
    <style:style style:name="P4" style:family="paragraph" style:parent-style-name="Standard">
      <style:text-properties officeooo:rsid="0099a7e9" officeooo:paragraph-rsid="0099a4b5"/>
    </style:style>
    <style:style style:name="P5" style:family="paragraph" style:parent-style-name="Standard">
      <style:text-properties officeooo:rsid="00a07e97" officeooo:paragraph-rsid="00a07e97"/>
    </style:style>
    <style:style style:name="P6" style:family="paragraph" style:parent-style-name="Text_20_body">
      <style:text-properties officeooo:paragraph-rsid="008fd555"/>
    </style:style>
    <style:style style:name="P7" style:family="paragraph" style:parent-style-name="Text_20_body">
      <style:text-properties officeooo:rsid="0092af91"/>
    </style:style>
    <style:style style:name="P8" style:family="paragraph" style:parent-style-name="Text_20_body">
      <style:text-properties officeooo:rsid="0092af91" officeooo:paragraph-rsid="0092af91"/>
    </style:style>
    <style:style style:name="P9" style:family="paragraph" style:parent-style-name="Text_20_body">
      <style:text-properties officeooo:rsid="0097e538" officeooo:paragraph-rsid="0097e538"/>
    </style:style>
    <style:style style:name="P10" style:family="paragraph" style:parent-style-name="Text_20_body">
      <style:text-properties officeooo:paragraph-rsid="0092454f"/>
    </style:style>
    <style:style style:name="P11" style:family="paragraph" style:parent-style-name="Text_20_body">
      <style:text-properties officeooo:paragraph-rsid="009aea29"/>
    </style:style>
    <style:style style:name="P12" style:family="paragraph" style:parent-style-name="Text_20_body">
      <style:text-properties officeooo:paragraph-rsid="00a38a56"/>
    </style:style>
    <style:style style:name="P13" style:family="paragraph" style:parent-style-name="Text_20_body">
      <style:text-properties officeooo:rsid="00a38a56" officeooo:paragraph-rsid="00a38a56"/>
    </style:style>
    <style:style style:name="P14" style:family="paragraph" style:parent-style-name="Text_20_body">
      <style:text-properties officeooo:paragraph-rsid="00a43adf"/>
    </style:style>
    <style:style style:name="P15" style:family="paragraph" style:parent-style-name="Text_20_body">
      <style:text-properties officeooo:rsid="00a43adf" officeooo:paragraph-rsid="00a43adf"/>
    </style:style>
    <style:style style:name="P16" style:family="paragraph" style:parent-style-name="Text_20_body">
      <style:text-properties officeooo:paragraph-rsid="00a96d84"/>
    </style:style>
    <style:style style:name="P17" style:family="paragraph" style:parent-style-name="Text_20_body">
      <style:text-properties officeooo:paragraph-rsid="00a711e4"/>
    </style:style>
    <style:style style:name="P18" style:family="paragraph" style:parent-style-name="Text_20_body">
      <style:text-properties fo:font-style="normal" officeooo:rsid="00a4c17c" officeooo:paragraph-rsid="00a9dd65" style:font-style-asian="normal" style:font-style-complex="normal"/>
    </style:style>
    <style:style style:name="P19" style:family="paragraph" style:parent-style-name="Text_20_body">
      <style:text-properties fo:font-style="normal" officeooo:rsid="00a4c17c" officeooo:paragraph-rsid="00abaa4b" style:font-style-asian="normal" style:font-style-complex="normal"/>
    </style:style>
    <style:style style:name="P20" style:family="paragraph" style:parent-style-name="Text_20_body">
      <style:text-properties fo:font-style="normal" officeooo:rsid="00a9dd65" officeooo:paragraph-rsid="00a9dd65" style:font-style-asian="normal" style:font-style-complex="normal"/>
    </style:style>
    <style:style style:name="P21" style:family="paragraph" style:parent-style-name="Text_20_body">
      <style:text-properties fo:font-style="normal" officeooo:rsid="00ac54ed" officeooo:paragraph-rsid="00ac54ed" style:font-style-asian="normal" style:font-style-complex="normal"/>
    </style:style>
    <style:style style:name="P22" style:family="paragraph" style:parent-style-name="Text_20_body">
      <style:text-properties fo:font-style="normal" officeooo:rsid="00adb141" officeooo:paragraph-rsid="00adb141" style:font-style-asian="normal" style:font-style-complex="normal"/>
    </style:style>
    <style:style style:name="P23" style:family="paragraph" style:parent-style-name="Text_20_body">
      <style:text-properties officeooo:rsid="00a96d84"/>
    </style:style>
    <style:style style:name="P24" style:family="paragraph" style:parent-style-name="Text_20_body">
      <style:text-properties fo:font-style="italic" officeooo:rsid="009c6326" officeooo:paragraph-rsid="00a711e4" style:font-style-asian="italic" style:font-style-complex="italic"/>
    </style:style>
    <style:style style:name="P25" style:family="paragraph" style:parent-style-name="Text_20_body">
      <style:text-properties fo:font-style="italic" officeooo:rsid="00abaa4b" officeooo:paragraph-rsid="00abaa4b" style:font-style-asian="italic" style:font-style-complex="italic"/>
    </style:style>
    <style:style style:name="P26" style:family="paragraph" style:parent-style-name="Text_20_body">
      <style:text-properties officeooo:rsid="00b6870d" officeooo:paragraph-rsid="00b6870d"/>
    </style:style>
    <style:style style:name="P27" style:family="paragraph" style:parent-style-name="Text_20_body">
      <style:text-properties officeooo:rsid="00b80903" officeooo:paragraph-rsid="00b80903"/>
    </style:style>
    <style:style style:name="P28" style:family="paragraph" style:parent-style-name="Text_20_body">
      <style:paragraph-properties fo:margin-left="2.54cm" fo:margin-right="0cm" fo:margin-top="0cm" fo:margin-bottom="0cm" loext:contextual-spacing="false" fo:text-indent="0cm" style:auto-text-indent="false" style:shadow="none"/>
      <style:text-properties officeooo:rsid="00b4a43e" officeooo:paragraph-rsid="00b4a43e"/>
    </style:style>
    <style:style style:name="P29" style:family="paragraph" style:parent-style-name="Text_20_body">
      <style:paragraph-properties fo:margin-left="2.54cm" fo:margin-right="0cm" fo:margin-top="0cm" fo:margin-bottom="0cm" loext:contextual-spacing="false" style:line-height-at-least="0.556cm" fo:text-indent="0cm" style:auto-text-indent="false" fo:padding="0cm" fo:border="none" style:shadow="none"/>
    </style:style>
    <style:style style:name="P30" style:family="paragraph" style:parent-style-name="Preformatted_20_Text" style:master-page-name="">
      <style:paragraph-properties fo:margin-left="2.54cm" fo:margin-right="0cm" fo:text-indent="0cm" style:auto-text-indent="false" style:page-number="auto"/>
      <style:text-properties fo:font-variant="normal" fo:text-transform="none" fo:color="#000000" style:font-name="Courier New" fo:font-size="9pt" fo:letter-spacing="normal" fo:font-style="normal" fo:font-weight="normal" officeooo:paragraph-rsid="00b8ac58" style:font-size-asian="9pt" style:font-size-complex="9pt"/>
    </style:style>
    <style:style style:name="P31" style:family="paragraph" style:parent-style-name="Preformatted_20_Text">
      <loext:graphic-properties draw:fill="solid" draw:fill-color="#fefefc"/>
      <style:paragraph-properties fo:margin-left="2.54cm" fo:margin-right="0cm" style:line-height-at-least="0.503cm" fo:text-indent="0cm" style:auto-text-indent="false" fo:background-color="#fefefc" fo:padding-left="0.265cm" fo:padding-right="0.159cm" fo:padding-top="0.049cm" fo:padding-bottom="0.049cm" fo:border="0.06pt solid #e2e2da"/>
      <style:text-properties fo:font-variant="normal" fo:text-transform="none" fo:color="#000000" style:font-name="Courier New" fo:font-size="9pt" fo:letter-spacing="normal" fo:font-style="normal" fo:font-weight="normal" officeooo:paragraph-rsid="00b8ac58" style:font-size-asian="9pt" style:font-size-complex="9pt"/>
    </style:style>
    <style:style style:name="P32" style:family="paragraph" style:parent-style-name="Preformatted_20_Text">
      <loext:graphic-properties draw:fill="solid" draw:fill-color="#fefefc"/>
      <style:paragraph-properties fo:margin-left="2.54cm" fo:margin-right="0cm" fo:margin-top="0cm" fo:margin-bottom="0.499cm" loext:contextual-spacing="false" style:line-height-at-least="0.503cm" fo:text-indent="0cm" style:auto-text-indent="false" fo:background-color="#fefefc" fo:padding-left="0.265cm" fo:padding-right="0.159cm" fo:padding-top="0.049cm" fo:padding-bottom="0.049cm" fo:border="0.06pt solid #e2e2da"/>
      <style:text-properties fo:font-variant="normal" fo:text-transform="none" fo:color="#000000" style:font-name="Courier New" fo:font-size="9pt" fo:letter-spacing="normal" fo:font-style="normal" fo:font-weight="normal" officeooo:paragraph-rsid="00b8ac58" style:font-size-asian="9pt" style:font-size-complex="9pt"/>
    </style:style>
    <style:style style:name="P33" style:family="paragraph" style:parent-style-name="Preformatted_20_Text">
      <style:paragraph-properties fo:margin-left="2.54cm" fo:margin-right="0cm" fo:text-indent="0cm" style:auto-text-indent="false"/>
      <style:text-properties fo:font-variant="normal" fo:text-transform="none" fo:color="#000000" style:font-name="Courier New" fo:font-size="9pt" fo:letter-spacing="normal" fo:font-style="normal" fo:font-weight="normal" officeooo:rsid="00b8ac58" officeooo:paragraph-rsid="00b8ac58" style:font-size-asian="9pt" style:font-size-complex="9pt"/>
    </style:style>
    <style:style style:name="P34" style:family="paragraph" style:parent-style-name="Heading_20_1">
      <style:text-properties officeooo:rsid="008fd555" officeooo:paragraph-rsid="00b23be1"/>
    </style:style>
    <style:style style:name="P35" style:family="paragraph" style:parent-style-name="Heading_20_1">
      <style:text-properties fo:font-variant="normal" fo:text-transform="none" fo:color="#555555" style:font-name="Arial2" fo:font-size="12pt" fo:letter-spacing="normal" fo:font-style="normal" fo:font-weight="bold" officeooo:rsid="008fd555" officeooo:paragraph-rsid="008fd555"/>
    </style:style>
    <style:style style:name="P36" style:family="paragraph" style:parent-style-name="Heading_20_1">
      <style:text-properties officeooo:rsid="009f7991"/>
    </style:style>
    <style:style style:name="P37" style:family="paragraph" style:parent-style-name="Heading_20_2">
      <style:text-properties officeooo:rsid="0092af91"/>
    </style:style>
    <style:style style:name="P38" style:family="paragraph" style:parent-style-name="Heading_20_2">
      <style:text-properties officeooo:rsid="008fd555" officeooo:paragraph-rsid="008fd555"/>
    </style:style>
    <style:style style:name="P39" style:family="paragraph" style:parent-style-name="Heading_20_2">
      <style:text-properties officeooo:rsid="0091a183"/>
    </style:style>
    <style:style style:name="P40" style:family="paragraph" style:parent-style-name="Heading_20_2">
      <style:text-properties officeooo:rsid="0099a4b5"/>
    </style:style>
    <style:style style:name="P41" style:family="paragraph" style:parent-style-name="Heading_20_3">
      <style:text-properties officeooo:rsid="0096c750" officeooo:paragraph-rsid="0096c750"/>
    </style:style>
    <style:style style:name="P42" style:family="paragraph" style:parent-style-name="Heading_20_3">
      <style:text-properties officeooo:rsid="00a07e97" officeooo:paragraph-rsid="00a07e97"/>
    </style:style>
    <style:style style:name="P43" style:family="paragraph" style:parent-style-name="Heading_20_3">
      <style:text-properties officeooo:rsid="00a1bf89" officeooo:paragraph-rsid="00a1bf89"/>
    </style:style>
    <style:style style:name="P44" style:family="paragraph" style:parent-style-name="Heading_20_3">
      <style:text-properties officeooo:rsid="00a4c17c" officeooo:paragraph-rsid="00a6b36e"/>
    </style:style>
    <style:style style:name="P45" style:family="paragraph" style:parent-style-name="Heading_20_3">
      <style:text-properties officeooo:rsid="00a96d84"/>
    </style:style>
    <style:style style:name="P46" style:family="paragraph" style:parent-style-name="Standard" style:list-style-name="L1"/>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7">
      <style:text-properties officeooo:paragraph-rsid="009c6326"/>
    </style:style>
    <style:style style:name="P50" style:family="paragraph" style:parent-style-name="Standard" style:list-style-name="L7">
      <style:text-properties officeooo:rsid="009d9dbe" officeooo:paragraph-rsid="009d9dbe"/>
    </style:style>
    <style:style style:name="P51" style:family="paragraph" style:parent-style-name="Standard" style:list-style-name="L14"/>
    <style:style style:name="P52" style:family="paragraph" style:parent-style-name="Standard" style:list-style-name="L7">
      <style:paragraph-properties fo:margin-left="2.501cm" fo:margin-right="0cm" fo:text-indent="-0.635cm" style:auto-text-indent="false"/>
      <style:text-properties officeooo:paragraph-rsid="009d9dbe"/>
    </style:style>
    <style:style style:name="P53" style:family="paragraph" style:parent-style-name="Header" style:master-page-name="Standard">
      <style:paragraph-properties style:page-number="auto"/>
    </style:style>
    <style:style style:name="P54" style:family="paragraph" style:parent-style-name="Heading_20_4">
      <style:text-properties officeooo:rsid="00a38a56"/>
    </style:style>
    <style:style style:name="P55" style:family="paragraph" style:parent-style-name="Heading_20_4">
      <style:text-properties officeooo:rsid="00a43adf"/>
    </style:style>
    <style:style style:name="P56" style:family="paragraph" style:parent-style-name="Heading_20_4">
      <style:text-properties officeooo:rsid="00a43adf" officeooo:paragraph-rsid="00a43adf"/>
    </style:style>
    <style:style style:name="P57" style:family="paragraph" style:parent-style-name="Text_20_body" style:list-style-name="L2">
      <style:text-properties officeooo:paragraph-rsid="0095c0df"/>
    </style:style>
    <style:style style:name="P58" style:family="paragraph" style:parent-style-name="Text_20_body" style:list-style-name="L2">
      <style:text-properties officeooo:paragraph-rsid="0091a183"/>
    </style:style>
    <style:style style:name="P59" style:family="paragraph" style:parent-style-name="Text_20_body" style:list-style-name="L2">
      <style:text-properties officeooo:paragraph-rsid="00b80903"/>
    </style:style>
    <style:style style:name="P60" style:family="paragraph" style:parent-style-name="Text_20_body" style:list-style-name="L5">
      <style:text-properties officeooo:paragraph-rsid="00b4a43e"/>
    </style:style>
    <style:style style:name="P61" style:family="paragraph" style:parent-style-name="Text_20_body" style:list-style-name="L5">
      <style:text-properties officeooo:rsid="00b4a43e" officeooo:paragraph-rsid="00b4a43e"/>
    </style:style>
    <style:style style:name="P62" style:family="paragraph" style:parent-style-name="Text_20_body" style:list-style-name="L7">
      <style:text-properties officeooo:paragraph-rsid="009c2393"/>
    </style:style>
    <style:style style:name="P63" style:family="paragraph" style:parent-style-name="Text_20_body" style:list-style-name="L8">
      <style:text-properties officeooo:paragraph-rsid="00a07e97"/>
    </style:style>
    <style:style style:name="P64" style:family="paragraph" style:parent-style-name="Text_20_body" style:list-style-name="L8">
      <style:text-properties officeooo:rsid="0099a7e9" officeooo:paragraph-rsid="00a07e97"/>
    </style:style>
    <style:style style:name="P65" style:family="paragraph" style:parent-style-name="Text_20_body" style:list-style-name="L9">
      <style:text-properties fo:font-style="normal" officeooo:paragraph-rsid="00a38a56" style:font-style-asian="normal" style:font-style-complex="normal"/>
    </style:style>
    <style:style style:name="P66" style:family="paragraph" style:parent-style-name="Text_20_body" style:list-style-name="L9">
      <style:text-properties fo:font-style="normal" officeooo:paragraph-rsid="00a43adf" style:font-style-asian="normal" style:font-style-complex="normal"/>
    </style:style>
    <style:style style:name="P67" style:family="paragraph" style:parent-style-name="Text_20_body" style:list-style-name="L9">
      <style:text-properties fo:font-style="normal" officeooo:paragraph-rsid="00a96d84" style:font-style-asian="normal" style:font-style-complex="normal"/>
    </style:style>
    <style:style style:name="P68" style:family="paragraph" style:parent-style-name="Text_20_body" style:list-style-name="L9">
      <style:text-properties fo:font-style="normal" officeooo:rsid="00a4c17c" officeooo:paragraph-rsid="00a711e4" style:font-style-asian="normal" style:font-style-complex="normal"/>
    </style:style>
    <style:style style:name="P69" style:family="paragraph" style:parent-style-name="Text_20_body" style:list-style-name="L14">
      <style:text-properties fo:font-style="normal" officeooo:rsid="00adb141" officeooo:paragraph-rsid="00af356b" style:font-style-asian="normal" style:font-style-complex="normal"/>
    </style:style>
    <style:style style:name="P70" style:family="paragraph" style:parent-style-name="Text_20_body" style:list-style-name="L10">
      <style:text-properties officeooo:paragraph-rsid="00a38a56"/>
    </style:style>
    <style:style style:name="P71" style:family="paragraph" style:parent-style-name="Text_20_body" style:list-style-name="L10">
      <style:text-properties officeooo:paragraph-rsid="00a416d0"/>
    </style:style>
    <style:style style:name="P72" style:family="paragraph" style:parent-style-name="Text_20_body" style:list-style-name="L10">
      <style:text-properties officeooo:paragraph-rsid="00a4186c"/>
    </style:style>
    <style:style style:name="P73" style:family="paragraph" style:parent-style-name="Text_20_body" style:list-style-name="L11">
      <style:text-properties officeooo:paragraph-rsid="00a43adf"/>
    </style:style>
    <style:style style:name="P74" style:family="paragraph" style:parent-style-name="Text_20_body" style:list-style-name="L12">
      <style:text-properties officeooo:rsid="00b7f753" officeooo:paragraph-rsid="00b7f753"/>
    </style:style>
    <style:style style:name="P75" style:family="paragraph" style:parent-style-name="Text_20_body" style:list-style-name="L13">
      <style:text-properties officeooo:rsid="00a43adf" officeooo:paragraph-rsid="00a43adf"/>
    </style:style>
    <style:style style:name="P76" style:family="paragraph" style:parent-style-name="Text_20_body" style:list-style-name="L13">
      <style:text-properties officeooo:rsid="00a6b36e" officeooo:paragraph-rsid="00a6b36e"/>
    </style:style>
    <style:style style:name="P77" style:family="paragraph" style:parent-style-name="Text_20_body" style:list-style-name="L14">
      <style:text-properties officeooo:paragraph-rsid="00adb141"/>
    </style:style>
    <style:style style:name="P78" style:family="paragraph" style:parent-style-name="Text_20_body" style:list-style-name="L14">
      <style:text-properties officeooo:paragraph-rsid="00af356b"/>
    </style:style>
    <style:style style:name="P79" style:family="paragraph" style:parent-style-name="Text_20_body" style:list-style-name="L15">
      <style:text-properties officeooo:paragraph-rsid="009f7991"/>
    </style:style>
    <style:style style:name="P80" style:family="paragraph" style:parent-style-name="Text_20_body">
      <style:paragraph-properties fo:text-align="center" style:justify-single-word="false"/>
      <style:text-properties fo:background-color="#ffff00"/>
    </style:style>
    <style:style style:name="P81" style:family="paragraph" style:parent-style-name="Text_20_body" style:list-style-name="L6">
      <style:paragraph-properties fo:margin-top="0cm" fo:margin-bottom="0cm" loext:contextual-spacing="false" style:line-height-at-least="0.556cm" fo:text-align="justify" style:justify-single-word="false" fo:orphans="2" fo:widows="2" fo:padding="0cm" fo:border="none"/>
    </style:style>
    <style:style style:name="P82" style:family="paragraph" style:parent-style-name="Text_20_body" style:list-style-name="L6">
      <style:paragraph-properties fo:margin-left="2.501cm" fo:margin-right="0cm" fo:margin-top="0cm" fo:margin-bottom="0cm" loext:contextual-spacing="false" style:line-height-at-least="0.556cm" fo:text-align="start" style:justify-single-word="false" fo:orphans="2" fo:widows="2" fo:text-indent="-0.635cm" style:auto-text-indent="false" fo:padding="0cm" fo:border="none"/>
      <style:text-properties officeooo:paragraph-rsid="0098f00b"/>
    </style:style>
    <style:style style:name="P83" style:family="paragraph" style:parent-style-name="Text_20_body" style:list-style-name="L6">
      <style:paragraph-properties fo:margin-left="2.501cm" fo:margin-right="0cm" fo:margin-top="0cm" fo:margin-bottom="0cm" loext:contextual-spacing="false" style:line-height-at-least="0.556cm" fo:text-align="start" style:justify-single-word="false" fo:orphans="2" fo:widows="2" fo:text-indent="-0.635cm" style:auto-text-indent="false" fo:padding="0cm" fo:border="none"/>
      <style:text-properties officeooo:paragraph-rsid="0098217b"/>
    </style:style>
    <style:style style:name="P84" style:family="paragraph" style:parent-style-name="Text_20_body" style:list-style-name="L6">
      <style:paragraph-properties fo:margin-left="2.501cm" fo:margin-right="0cm" fo:margin-top="0cm" fo:margin-bottom="0cm" loext:contextual-spacing="false" style:line-height-at-least="0.556cm" fo:text-align="start" style:justify-single-word="false" fo:orphans="2" fo:widows="2" fo:text-indent="-0.635cm" style:auto-text-indent="false" fo:padding="0cm" fo:border="none"/>
      <style:text-properties fo:font-variant="normal" fo:text-transform="none" fo:color="#000000" style:font-name="Arial1" fo:font-size="10.5pt" fo:letter-spacing="normal" fo:font-style="normal" fo:font-weight="normal" officeooo:rsid="0098f00b" officeooo:paragraph-rsid="0098f00b"/>
    </style:style>
    <style:style style:name="P85" style:family="paragraph" style:parent-style-name="Text_20_body" style:list-style-name="L6">
      <style:paragraph-properties style:line-height-at-least="0.556cm" fo:text-align="justify" style:justify-single-word="false" fo:orphans="2" fo:widows="2" fo:padding="0cm" fo:border="none"/>
      <style:text-properties fo:font-variant="normal" fo:text-transform="none" fo:color="#000000" style:font-name="Arial1" fo:font-size="10.5pt" fo:letter-spacing="normal" fo:font-style="normal" fo:font-weight="normal" officeooo:rsid="00889fe1" officeooo:paragraph-rsid="00889fe1"/>
    </style:style>
    <style:style style:name="P86" style:family="paragraph" style:parent-style-name="Text_20_body" style:list-style-name="L6">
      <style:paragraph-properties style:line-height-at-least="0.556cm" fo:text-align="justify" style:justify-single-word="false" fo:orphans="2" fo:widows="2" fo:padding="0cm" fo:border="none"/>
      <style:text-properties fo:font-variant="normal" fo:text-transform="none" fo:color="#000000" style:font-name="Arial1" fo:font-size="10.5pt" fo:letter-spacing="normal" fo:font-style="normal" fo:font-weight="normal" officeooo:rsid="0089b4c9" officeooo:paragraph-rsid="0089b4c9"/>
    </style:style>
    <style:style style:name="T1" style:family="text">
      <style:text-properties fo:font-style="italic" style:font-style-asian="italic" style:font-style-complex="italic"/>
    </style:style>
    <style:style style:name="T2" style:family="text">
      <style:text-properties fo:font-style="italic" officeooo:rsid="008bab77" style:font-style-asian="italic" style:font-style-complex="italic"/>
    </style:style>
    <style:style style:name="T3" style:family="text">
      <style:text-properties fo:font-style="italic" officeooo:rsid="0088749e" style:font-style-asian="italic" style:font-style-complex="italic"/>
    </style:style>
    <style:style style:name="T4" style:family="text">
      <style:text-properties fo:font-style="italic" officeooo:rsid="00a07e97" style:font-style-asian="italic" style:font-style-complex="italic"/>
    </style:style>
    <style:style style:name="T5" style:family="text">
      <style:text-properties fo:font-style="italic" officeooo:rsid="009c6326" style:font-style-asian="italic" style:font-style-complex="italic"/>
    </style:style>
    <style:style style:name="T6" style:family="text">
      <style:text-properties fo:font-style="italic" officeooo:rsid="00a38a56" style:font-style-asian="italic" style:font-style-complex="italic"/>
    </style:style>
    <style:style style:name="T7" style:family="text">
      <style:text-properties fo:font-style="italic" officeooo:rsid="00a416d0" style:font-style-asian="italic" style:font-style-complex="italic"/>
    </style:style>
    <style:style style:name="T8" style:family="text">
      <style:text-properties fo:font-style="italic" officeooo:rsid="00a4186c" style:font-style-asian="italic" style:font-style-complex="italic"/>
    </style:style>
    <style:style style:name="T9" style:family="text">
      <style:text-properties fo:font-style="italic" officeooo:rsid="00a43adf" style:font-style-asian="italic" style:font-style-complex="italic"/>
    </style:style>
    <style:style style:name="T10" style:family="text">
      <style:text-properties fo:font-style="italic" officeooo:rsid="00a711e4" style:font-style-asian="italic" style:font-style-complex="italic"/>
    </style:style>
    <style:style style:name="T11" style:family="text">
      <style:text-properties fo:font-style="italic" officeooo:rsid="00a96d84" style:font-style-asian="italic" style:font-style-complex="italic"/>
    </style:style>
    <style:style style:name="T12" style:family="text">
      <style:text-properties fo:font-style="italic" officeooo:rsid="00af356b" style:font-style-asian="italic" style:font-style-complex="italic"/>
    </style:style>
    <style:style style:name="T13" style:family="text">
      <style:text-properties fo:font-style="italic" officeooo:rsid="00adb141" style:font-style-asian="italic" style:font-style-complex="italic"/>
    </style:style>
    <style:style style:name="T14" style:family="text">
      <style:text-properties fo:font-style="italic" officeooo:rsid="00b8ac58" style:font-style-asian="italic" style:font-style-complex="italic"/>
    </style:style>
    <style:style style:name="T15" style:family="text">
      <style:text-properties fo:font-variant="normal" fo:text-transform="none" fo:color="#000000" style:font-name="Arial1" fo:font-size="10.5pt" fo:letter-spacing="normal" fo:font-style="normal" fo:font-weight="normal"/>
    </style:style>
    <style:style style:name="T16" style:family="text">
      <style:text-properties fo:font-variant="normal" fo:text-transform="none" fo:color="#000000" style:font-name="Arial1" fo:font-size="10.5pt" fo:letter-spacing="normal" fo:font-style="normal" fo:font-weight="normal" officeooo:rsid="0098217b"/>
    </style:style>
    <style:style style:name="T17" style:family="text">
      <style:text-properties fo:font-variant="normal" fo:text-transform="none" fo:color="#000000" style:font-name="Arial1" fo:font-size="10.5pt" fo:letter-spacing="normal" fo:font-style="normal" fo:font-weight="normal" officeooo:rsid="0098f00b"/>
    </style:style>
    <style:style style:name="T18" style:family="text">
      <style:text-properties fo:font-variant="normal" fo:text-transform="none" fo:color="#000000" style:font-name="Arial1" fo:font-size="10.5pt" fo:letter-spacing="normal" fo:font-style="normal" officeooo:rsid="009d9dbe"/>
    </style:style>
    <style:style style:name="T19" style:family="text">
      <style:text-properties fo:font-variant="normal" fo:text-transform="none" fo:color="#089afa" style:font-name="Arial1" fo:font-size="10.5pt" fo:letter-spacing="normal" fo:font-style="normal" style:text-underline-style="solid" style:text-underline-width="auto" style:text-underline-color="font-color" fo:font-weight="normal"/>
    </style:style>
    <style:style style:name="T20" style:family="text">
      <style:text-properties fo:font-variant="normal" fo:text-transform="none" fo:color="#485faa" style:font-name="inherit" fo:font-size="10.5pt" fo:letter-spacing="normal" fo:font-style="normal" fo:font-weight="normal"/>
    </style:style>
    <style:style style:name="T21" style:family="text">
      <style:text-properties officeooo:rsid="001dce99"/>
    </style:style>
    <style:style style:name="T22" style:family="text">
      <style:text-properties officeooo:rsid="001e2206"/>
    </style:style>
    <style:style style:name="T23" style:family="text">
      <style:text-properties officeooo:rsid="0086cec8"/>
    </style:style>
    <style:style style:name="T24" style:family="text">
      <style:text-properties officeooo:rsid="0088749e"/>
    </style:style>
    <style:style style:name="T25" style:family="text">
      <style:text-properties officeooo:rsid="008bab77"/>
    </style:style>
    <style:style style:name="T26" style:family="text">
      <style:text-properties officeooo:rsid="008fd555"/>
    </style:style>
    <style:style style:name="T27" style:family="text">
      <style:text-properties officeooo:rsid="0091a183"/>
    </style:style>
    <style:style style:name="T28" style:family="text">
      <style:text-properties officeooo:rsid="0092454f"/>
    </style:style>
    <style:style style:name="T29" style:family="text">
      <style:text-properties officeooo:rsid="0092af91"/>
    </style:style>
    <style:style style:name="T30" style:family="text">
      <style:text-properties officeooo:rsid="0095c0df"/>
    </style:style>
    <style:style style:name="T31" style:family="text">
      <style:text-properties officeooo:rsid="0096c750"/>
    </style:style>
    <style:style style:name="T32" style:family="text">
      <style:text-properties officeooo:rsid="009aea29"/>
    </style:style>
    <style:style style:name="T33" style:family="text">
      <style:text-properties officeooo:rsid="009c2393"/>
    </style:style>
    <style:style style:name="T34" style:family="text">
      <style:text-properties fo:font-style="normal" officeooo:rsid="00a07e97" style:font-style-asian="normal" style:font-style-complex="normal"/>
    </style:style>
    <style:style style:name="T35" style:family="text">
      <style:text-properties fo:font-style="normal" officeooo:rsid="00a416d0" style:font-style-asian="normal" style:font-style-complex="normal"/>
    </style:style>
    <style:style style:name="T36" style:family="text">
      <style:text-properties fo:font-style="normal" officeooo:rsid="00a4186c" style:font-style-asian="normal" style:font-style-complex="normal"/>
    </style:style>
    <style:style style:name="T37" style:family="text">
      <style:text-properties fo:font-style="normal" officeooo:rsid="00adb141" style:font-style-asian="normal" style:font-style-complex="normal"/>
    </style:style>
    <style:style style:name="T38" style:family="text">
      <style:text-properties fo:font-style="normal" officeooo:rsid="00af356b" style:font-style-asian="normal" style:font-style-complex="normal"/>
    </style:style>
    <style:style style:name="T39" style:family="text">
      <style:text-properties fo:font-style="normal" officeooo:rsid="00b0cb1d" style:font-style-asian="normal" style:font-style-complex="normal"/>
    </style:style>
    <style:style style:name="T40" style:family="text">
      <style:text-properties officeooo:rsid="009c6326"/>
    </style:style>
    <style:style style:name="T41" style:family="text">
      <style:text-properties officeooo:rsid="009d9dbe"/>
    </style:style>
    <style:style style:name="T42" style:family="text">
      <style:text-properties officeooo:rsid="009f7991"/>
    </style:style>
    <style:style style:name="T43" style:family="text">
      <style:text-properties officeooo:rsid="00a07e97"/>
    </style:style>
    <style:style style:name="T44" style:family="text">
      <style:text-properties officeooo:rsid="00a38a56"/>
    </style:style>
    <style:style style:name="T45" style:family="text">
      <style:text-properties officeooo:rsid="00a416d0"/>
    </style:style>
    <style:style style:name="T46" style:family="text">
      <style:text-properties officeooo:rsid="00a43adf"/>
    </style:style>
    <style:style style:name="T47" style:family="text">
      <style:text-properties style:font-name="Courier" fo:font-size="10pt" fo:font-style="normal" officeooo:rsid="00adb141" style:font-size-asian="10pt" style:font-style-asian="normal" style:font-style-complex="normal"/>
    </style:style>
    <style:style style:name="T48" style:family="text">
      <style:text-properties style:font-name="Courier" fo:font-size="12pt" fo:font-style="normal" fo:font-weight="bold" officeooo:rsid="00adb141" style:font-size-asian="12pt" style:font-style-asian="normal" style:font-weight-asian="bold" style:font-size-complex="12pt" style:font-style-complex="normal" style:font-weight-complex="bold"/>
    </style:style>
    <style:style style:name="T49" style:family="text">
      <style:text-properties officeooo:rsid="00a96d84"/>
    </style:style>
    <style:style style:name="T50" style:family="text">
      <style:text-properties officeooo:rsid="00a9dd65"/>
    </style:style>
    <style:style style:name="T51" style:family="text">
      <style:text-properties fo:font-weight="bold" officeooo:rsid="00a9dd65" style:font-weight-asian="bold" style:font-weight-complex="bold"/>
    </style:style>
    <style:style style:name="T52" style:family="text">
      <style:text-properties fo:font-weight="bold" officeooo:rsid="00abaa4b" style:font-weight-asian="bold" style:font-weight-complex="bold"/>
    </style:style>
    <style:style style:name="T53" style:family="text">
      <style:text-properties officeooo:rsid="00abaa4b"/>
    </style:style>
    <style:style style:name="T54" style:family="text">
      <style:text-properties officeooo:rsid="00adb141"/>
    </style:style>
    <style:style style:name="T55" style:family="text">
      <style:text-properties fo:font-size="12pt" officeooo:rsid="00b44724" style:font-size-asian="12pt" style:font-size-complex="12pt"/>
    </style:style>
    <style:style style:name="T56" style:family="text">
      <style:text-properties officeooo:rsid="00b4a43e"/>
    </style:style>
    <style:style style:name="T57" style:family="text">
      <style:text-properties officeooo:rsid="00b80903"/>
    </style:style>
    <style:style style:name="T58" style:family="text">
      <style:text-properties style:font-name="Arial" fo:font-size="14pt" fo:font-style="italic" fo:font-weight="bold" style:font-name-asian="Microsoft YaHei" style:font-size-asian="14pt" style:font-style-asian="italic" style:font-weight-asian="bold" style:font-name-complex="Mangal" style:font-size-complex="14pt" style:font-style-complex="italic" style:font-weight-complex="bold"/>
    </style:style>
    <style:style style:name="T59" style:family="text">
      <style:text-properties fo:font-size="9pt" officeooo:rsid="0092454f" style:font-size-asian="9pt" style:font-size-complex="9pt"/>
    </style:style>
    <style:style style:name="T60" style:family="text">
      <style:text-properties fo:font-size="9pt" officeooo:rsid="00b80903" style:font-size-asian="9pt" style:font-size-complex="9pt"/>
    </style:style>
    <style:style style:name="T61" style:family="text">
      <style:text-properties officeooo:rsid="00b8ac58"/>
    </style:style>
    <style:style style:name="T62" style:family="text">
      <style:text-properties officeooo:rsid="00b9a8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GUÍA DIDÁCTICA – DESARROLLO DE APLICACIONES WEB</text:p>
      <text:p text:style-name="P80">** <text:span text:style-name="T62">En revisión **</text:span></text:p>
      <text:p text:style-name="Heading">BLOQUE <text:span text:style-name="T21">3</text:span> – <text:span text:style-name="T23">Java Enterprise Edition (JEE)</text:span></text:p>
      <text:p text:style-name="P27">En este documento se trata de introduciros al lenguaje Java y al desarrollo de aplicaciones utilizando J.E.E.</text:p>
      <text:h text:style-name="Heading_20_1" text:outline-level="1"><text:bookmark-start text:name="__RefHeading__1324_2082813423"/><text:span text:style-name="T22">1</text:span>. <text:span text:style-name="T23">Introducción – Lenguaje Java, entorno Java </text:span><text:bookmark-end text:name="__RefHeading__1324_2082813423"/></text:h>
      <text:p text:style-name="Text_20_body"><text:span text:style-name="T23">Antes de</text:span> <text:span text:style-name="T23">comenzar será interesante conocer las características del nuevo lenguaje y entorno con el que vamos a trabajar.</text:span></text:p>
      <text:p text:style-name="P3"/>
      <text:p text:style-name="Text_20_body"><text:span text:style-name="T25">Véase la presentación “</text:span><text:span text:style-name="T2">Introducción a Java.ppt</text:span><text:span text:style-name="T25">”</text:span></text:p>
      <text:p text:style-name="P3"/>
      <text:p text:style-name="Text_20_body">Si se desea profundizar en las bases de este lenguaje en la carpeta “Introducción a la programación en Java” tenéis la estructura de un curso para conocer este lenguaje. Debido a nuestras limitaciones temporales y a vuestra capacidad de aprendizaje <text:s/><text:span text:style-name="T57">[ :-) ] </text:span>trataremos de realizar una rápida visión de este lenguaje.</text:p>
      <text:h text:style-name="P37" text:outline-level="2"><text:bookmark-start text:name="__RefHeading__1577_742163108"/>Entorno de <text:span text:style-name="T58">desarrollo</text:span><text:bookmark-end text:name="__RefHeading__1577_742163108"/></text:h>
      <text:p text:style-name="Standard">Existen múltiples entornos de desarrollo para Java, destacamos a continuación algunos:</text:p>
      <text:list xml:id="list1818772559484216222" text:style-name="L1">
        <text:list-item>
          <text:p text:style-name="P46"><text:a xlink:type="simple" xlink:href="http://www.netbeans.org/" text:style-name="Internet_20_link" text:visited-style-name="Visited_20_Internet_20_Link">NetBeans</text:a>– IDE y plataforma para la construcción de aplicaciones para escritorios, gratuito de de código abierto.</text:p>
        </text:list-item>
        <text:list-item>
          <text:p text:style-name="P46"><text:a xlink:type="simple" xlink:href="http://www.bluej.org/" text:style-name="Internet_20_link" text:visited-style-name="Visited_20_Internet_20_Link">BlueJ</text:a>– Es totalmente libre y además fue desarrollado como un proyecto de investigación universitaria</text:p>
        </text:list-item>
        <text:list-item>
          <text:p text:style-name="P46"><text:a xlink:type="simple" xlink:href="http://www.eclipse.org/" text:style-name="Internet_20_link" text:visited-style-name="Visited_20_Internet_20_Link">Eclipse</text:a>– Es Libre y de código abierto, desarrollado por la Fundación Eclipse.</text:p>
        </text:list-item>
        <text:list-item>
          <text:p text:style-name="P46"><text:a xlink:type="simple" xlink:href="http://www.jetbrains.com/idea/" text:style-name="Internet_20_link" text:visited-style-name="Visited_20_Internet_20_Link">IntelliJ IDEA</text:a>– Es comercial, desarrollado por JetBrains.</text:p>
        </text:list-item>
        <text:list-item>
          <text:p text:style-name="P46"><text:a xlink:type="simple" xlink:href="http://www.codegear.com/products/jbuilder" text:style-name="Internet_20_link" text:visited-style-name="Visited_20_Internet_20_Link">J</text:a><text:a xlink:type="simple" xlink:href="http://www.codegear.com/products/jbuilder" text:style-name="Internet_20_link" text:visited-style-name="Visited_20_Internet_20_Link"><text:span text:style-name="T57">B</text:span></text:a><text:a xlink:type="simple" xlink:href="http://www.codegear.com/products/jbuilder" text:style-name="Internet_20_link" text:visited-style-name="Visited_20_Internet_20_Link">uilder</text:a>– Software comercial (existe la versión gratuita), desarrollado por <text:span text:style-name="T29">Embarcadero</text:span>.</text:p>
        </text:list-item>
        <text:list-item>
          <text:p text:style-name="P46"><text:a xlink:type="simple" xlink:href="http://www.jcreator.com/" text:style-name="Internet_20_link" text:visited-style-name="Visited_20_Internet_20_Link">JCreator</text:a>– Software comercial (existe la versión gratuita), desarrollada por Xinox.</text:p>
        </text:list-item>
        <text:list-item>
          <text:p text:style-name="P46"><text:a xlink:type="simple" xlink:href="http://www.oracle.com/tools/jdev_home.html" text:style-name="Internet_20_link" text:visited-style-name="Visited_20_Internet_20_Link">JDeveloper</text:a>– IDE gratuito desarrollado por Oracle Corporation.</text:p>
        </text:list-item>
        <text:list-item>
          <text:p text:style-name="P46"><text:a xlink:type="simple" xlink:href="http://developers.sun.com/jsenterprise/index.jsp" text:style-name="Internet_20_link" text:visited-style-name="Visited_20_Internet_20_Link">Sun Java Studio Enterprise</text:a>– Software comercial, desarrollado por Sun.</text:p>
        </text:list-item>
      </text:list>
      <text:p text:style-name="P7"/>
      <text:p text:style-name="P8">En nuestro caso nos decantaremos por NetBeans debido a que es gratuito, sencillo de manejar y potente.</text:p>
      <text:h text:style-name="P38" text:outline-level="2"><text:bookmark-start text:name="__RefHeading__1579_742163108"/>Documentación java<text:bookmark-end text:name="__RefHeading__1579_742163108"/></text:h>
      <text:p text:style-name="P6"><text:span text:style-name="T26">Toda la documentación de java se puede consultar en la web </text:span><text:a xlink:type="simple" xlink:href="http://www.oracle.com/technetwork/java/index.html" text:style-name="Internet_20_link" text:visited-style-name="Visited_20_Internet_20_Link"><text:span text:style-name="T26">http://www.oracle.com/technetwork/java/index.html</text:span></text:a><text:span text:style-name="T26"> </text:span></text:p>
      <text:list xml:id="list2944460599445764073" text:style-name="L2">
        <text:list-item>
          <text:p text:style-name="P57"><text:span text:style-name="T30">Java SE Development Kit 7 Documentation<text:line-break/></text:span><text:a xlink:type="simple" xlink:href="http://www.oracle.com/technetwork/java/javase/documentation/java-se-7-doc-download-435117.html" text:style-name="Internet_20_link" text:visited-style-name="Visited_20_Internet_20_Link"><text:span text:style-name="T30">http://www.oracle.com/technetwork/java/javase/documentation/java-se-7-doc-download-435117.html</text:span></text:a><text:span text:style-name="T30"> </text:span></text:p>
        </text:list-item>
        <text:list-item>
          <text:p text:style-name="P58"><text:span text:style-name="T27">Java SE Documentation at a Glance<text:line-break/></text:span><text:a xlink:type="simple" xlink:href="http://www.oracle.com/technetwork/java/javase/documentation/index.html" text:style-name="Internet_20_link" text:visited-style-name="Visited_20_Internet_20_Link"><text:span text:style-name="T27">http://www.oracle.com/technetwork/java/javase/documentation/index.html</text:span></text:a><text:span text:style-name="T27"> </text:span></text:p>
        </text:list-item>
        <text:list-item>
          <text:p text:style-name="P59"><text:span text:style-name="T28">The Java Tutorials are practical guides for programmers who want to use the Java programming language to create applications. They include hundreds of complete, working examples, and dozens of lessons. Groups of related lessons are organized into "trails".<text:line-break/></text:span><text:span text:style-name="T59">Los Tutoriales de Java son guías prácticas para los programadores que quieran utilizar el lenguaje de programación Java para crear aplicaciones. <text:s/></text:span><text:span text:style-name="T60">Estos</text:span><text:span text:style-name="T59"> incluyen cientos </text:span><text:span text:style-name="T60">de </text:span><text:span text:style-name="T59">ejemplos de trabajo </text:span><text:span text:style-name="T60">completos</text:span><text:span text:style-name="T59">, y </text:span><text:soft-page-break/><text:span text:style-name="T59">docenas de lecciones. Grupos de lecciones relacionadas se organizan en "senderos".</text:span><text:span text:style-name="T28"><text:line-break/></text:span><text:a xlink:type="simple" xlink:href="http://docs.oracle.com/javase/tutorial/" text:style-name="Internet_20_link" text:visited-style-name="Visited_20_Internet_20_Link"><text:span text:style-name="T28">http://docs.oracle.com/javase/tutorial/</text:span></text:a><text:span text:style-name="T28"> </text:span></text:p>
        </text:list-item>
      </text:list>
      <text:h text:style-name="Heading_20_3" text:outline-level="3"><text:bookmark-start text:name="__RefHeading__1581_742163108"/>Trails Covering the Basics<text:bookmark-end text:name="__RefHeading__1581_742163108"/></text:h>
      <text:p text:style-name="Standard">These trails are available in book form as The Java Tutorial, Fourth Edition. To buy this book, refer to the box to the right.</text:p>
      <text:list xml:id="list7450757989080119463" text:style-name="L3">
        <text:list-item>
          <text:p text:style-name="P47"><text:a xlink:type="simple" xlink:href="http://docs.oracle.com/javase/tutorial/getStarted/index.html" text:style-name="Internet_20_link" text:visited-style-name="Visited_20_Internet_20_Link">Getting Started</text:a> — An introduction to Java technology and lessons on installing Java development software and using it to create a simple program.</text:p>
        </text:list-item>
        <text:list-item>
          <text:p text:style-name="P47"><text:a xlink:type="simple" xlink:href="http://docs.oracle.com/javase/tutorial/java/index.html" text:style-name="Internet_20_link" text:visited-style-name="Visited_20_Internet_20_Link">Learning the Java Language</text:a> — Lessons describing the essential concepts and features of the Java Programming Language.</text:p>
        </text:list-item>
        <text:list-item>
          <text:p text:style-name="P47"><text:a xlink:type="simple" xlink:href="http://docs.oracle.com/javase/tutorial/essential/index.html" text:style-name="Internet_20_link" text:visited-style-name="Visited_20_Internet_20_Link">Essential Java Classes</text:a> — Lessons on exceptions, basic input/output, concurrency, regular expressions, and the platform environment.</text:p>
        </text:list-item>
        <text:list-item>
          <text:p text:style-name="P47"><text:a xlink:type="simple" xlink:href="http://docs.oracle.com/javase/tutorial/collections/index.html" text:style-name="Internet_20_link" text:visited-style-name="Visited_20_Internet_20_Link">Collections</text:a> — Lessons on using and extending the Java Collections Framework.</text:p>
        </text:list-item>
        <text:list-item>
          <text:p text:style-name="P47"><text:a xlink:type="simple" xlink:href="http://docs.oracle.com/javase/tutorial/deployment/index.html" text:style-name="Internet_20_link" text:visited-style-name="Visited_20_Internet_20_Link">Deployment</text:a> — How to package applications and applets using JAR files, and deploy them using Java Web Start and Java Plug-in.</text:p>
        </text:list-item>
      </text:list>
      <text:list xml:id="list1325243761435639620" text:style-name="L4">
        <text:list-header>
          <text:p text:style-name="P48"/>
        </text:list-header>
      </text:list>
      <text:h text:style-name="P41" text:outline-level="3"><text:bookmark-start text:name="__RefHeading__1583_742163108"/><text:span text:style-name="T56">Uso de </text:span>Netbeans<text:bookmark-end text:name="__RefHeading__1583_742163108"/></text:h>
      <text:list xml:id="list1258509868086840191" text:style-name="L5">
        <text:list-item>
          <text:p text:style-name="P61">TUTORIAL DE NETBEANS IDE 7.2<text:line-break/><text:a xlink:type="simple" xlink:href="http://hjcode.wordpress.com/tutorial-de-netbeans-7-2/" text:style-name="Internet_20_link" text:visited-style-name="Visited_20_Internet_20_Link">http://hjcode.wordpress.com/tutorial-de-netbeans-7-2/</text:a> </text:p>
        </text:list-item>
      </text:list>
      <text:p text:style-name="P28"><text:a xlink:type="simple" xlink:href="http://hjcode.wordpress.com/2012/09/08/tutorial-de-netbeans-7-2-primera-parte/" text:style-name="Internet_20_link" text:visited-style-name="Visited_20_Internet_20_Link"><text:span text:style-name="T20">Tutorial de Netbeans 7.2 Parte 1 (Instalación)</text:span></text:a></text:p>
      <text:p text:style-name="P29"><text:a xlink:type="simple" xlink:href="http://hjcode.wordpress.com/2012/09/14/tutorial-de-netbeans-7-2-parte-2/" text:style-name="Internet_20_link" text:visited-style-name="Visited_20_Internet_20_Link"><text:span text:style-name="T20">Tutorial de Netbeans 7.2 Parte 2 (El Editor, Proyecto; Paquetes y Clases)</text:span></text:a></text:p>
      <text:p text:style-name="P29"><text:a xlink:type="simple" xlink:href="http://hjcode.wordpress.com/2012/09/18/tutorial-de-netbeans-7-2-parte-3/" text:style-name="Internet_20_link" text:visited-style-name="Visited_20_Internet_20_Link"><text:span text:style-name="T20">Tutorial de Netbeans 7.2 Parte 3 (El Editor, Imports, Getters y Setters)</text:span></text:a></text:p>
      <text:p text:style-name="P29"><text:a xlink:type="simple" xlink:href="http://hjcode.wordpress.com/2012/09/20/tutorial-de-netbeans-7-2-parte-4/" text:style-name="Internet_20_link" text:visited-style-name="Visited_20_Internet_20_Link"><text:span text:style-name="T20">Tutorial de Netbeans 7.2 Parte 4 (el Editor, crear e implementar Interfaces)</text:span></text:a></text:p>
      <text:p text:style-name="P29"><text:a xlink:type="simple" xlink:href="http://hjcode.wordpress.com/2012/09/21/tutorial-de-netbeans-7-2-parte-5/" text:style-name="Internet_20_link" text:visited-style-name="Visited_20_Internet_20_Link"><text:span text:style-name="T20">Tutorial de Netbeans 7.2 Parte 5 (Subversion Sistema de Control de Versión)</text:span></text:a></text:p>
      <text:p text:style-name="P29"><text:a xlink:type="simple" xlink:href="http://hjcode.wordpress.com/2012/09/28/tutorial-de-netbeans-7-2-parte-6/" text:style-name="Internet_20_link" text:visited-style-name="Visited_20_Internet_20_Link"><text:span text:style-name="T20">Tutorial de Netbeans 7.2 Parte 6 (Bases de Datos con JDBC)</text:span></text:a></text:p>
      <text:p text:style-name="P29"><text:a xlink:type="simple" xlink:href="http://hjcode.wordpress.com/2012/09/28/tutorial-de-netbeans-7-2-parte-7/" text:style-name="Internet_20_link" text:visited-style-name="Visited_20_Internet_20_Link"><text:span text:style-name="T20">Tutorial de Netbeans 7.2 Parte 7 (Crear y trabajar con Librerías)</text:span></text:a></text:p>
      <text:p text:style-name="P29"><text:a xlink:type="simple" xlink:href="http://hjcode.wordpress.com/2012/10/18/tutorial-de-netbeans-7-2-parte-8/" text:style-name="Internet_20_link" text:visited-style-name="Visited_20_Internet_20_Link"><text:span text:style-name="T20">Tutorial de Netbeans 7.2 Parte 8 (Aplicaciones Web I)</text:span></text:a> </text:p>
      <text:list xml:id="list105820762948531" text:continue-numbering="true" text:style-name="L5">
        <text:list-item>
          <text:p text:style-name="P60"><text:span text:style-name="T31">Netbeans nos permite integrar la documentación de java dentro del entorno.<text:line-break/>Netbeans Tip: Instalar la documentación de java<text:line-break/></text:span><text:a xlink:type="simple" xlink:href="http://hackelare.wordpress.com/2011/04/18/netbeans-tip-instalar-la-documentacion-de-java/" text:style-name="Internet_20_link" text:visited-style-name="Visited_20_Internet_20_Link"><text:span text:style-name="T31">http://hackelare.wordpress.com/2011/04/18/netbeans-tip-instalar-la-documentacion-de-java/</text:span></text:a><text:span text:style-name="T31"> </text:span></text:p>
        </text:list-item>
      </text:list>
      <text:p text:style-name="P9"/>
      <text:h text:style-name="P39" text:outline-level="2"><text:bookmark-start text:name="__RefHeading__1585_742163108"/>Curso muy rápido de la sintaxis de Java<text:bookmark-end text:name="__RefHeading__1585_742163108"/></text:h>
      <text:p text:style-name="P2"><text:span text:style-name="T24">Véanse los documentos contenidos en la carpeta “</text:span><text:span text:style-name="T3">Curso de Java</text:span><text:span text:style-name="T24">”, extraídos de la web “Javahispano.org”</text:span></text:p>
      <text:list xml:id="list5656463584962125144" text:style-name="L6">
        <text:list-item>
          <text:p text:style-name="P81"><text:a xlink:type="simple" xlink:href="http://www.javahispano.org/portada/2011/7/5/curso-de-programacion-java-abraham-otero.html" text:style-name="Internet_20_link" text:visited-style-name="Visited_20_Internet_20_Link">Curso de programación Java I</text:a><text:span text:style-name="T19"> </text:span><text:span text:style-name="T15">por Abraham Otero (artículo)</text:span></text:p>
        </text:list-item>
        <text:list-item>
          <text:p text:style-name="P81"><text:a xlink:type="simple" xlink:href="http://www.javahispano.org/portada/2011/7/5/curso-de-programacion-java-ii-abraham-otero.html" text:style-name="Internet_20_link" text:visited-style-name="Visited_20_Internet_20_Link">Curso de programación Java II</text:a><text:span text:style-name="T19"> </text:span><text:span text:style-name="T15">por Abraham Otero (artículo)</text:span></text:p>
        </text:list-item>
        <text:list-item>
          <text:p text:style-name="P81"><text:a xlink:type="simple" xlink:href="http://www.javahispano.org/portada/2011/7/5/curso-de-programacion-java-iii-abraham-otero.html" text:style-name="Internet_20_link" text:visited-style-name="Visited_20_Internet_20_Link">Curso de programación Java III</text:a><text:span text:style-name="T19"> </text:span><text:span text:style-name="T15">por Abraham Otero (artículo)</text:span></text:p>
        </text:list-item>
        <text:list-item>
          <text:p text:style-name="P81"><text:a xlink:type="simple" xlink:href="http://www.javahispano.org/portada/2011/7/5/curso-de-programacion-java-iv-abraham-otero.html" text:style-name="Internet_20_link" text:visited-style-name="Visited_20_Internet_20_Link">Curso de programación Java IV</text:a><text:span text:style-name="T19"> </text:span><text:span text:style-name="T15">por Abraham Otero (artículo)</text:span></text:p>
        </text:list-item>
        <text:list-item>
          <text:p text:style-name="P81"><text:a xlink:type="simple" xlink:href="http://www.javahispano.org/portada/2011/7/5/curso-de-programacion-java-v-abraham-otero.html" text:style-name="Internet_20_link" text:visited-style-name="Visited_20_Internet_20_Link">Curso de programación Java V</text:a><text:span text:style-name="T19"> </text:span><text:span text:style-name="T15">por Abraham Otero (artículo)</text:span></text:p>
        </text:list-item>
        <text:list-item>
          <text:p text:style-name="P82"><text:span text:style-name="T17">Entrada salida con Java<text:line-break/></text:span><text:a xlink:type="simple" xlink:href="http://www.fdi.ucm.es/profesor/jpavon/poo/2.13.entradaysalida.pdf" text:style-name="Internet_20_link" text:visited-style-name="Visited_20_Internet_20_Link">http://www.fdi.ucm.es/profesor/jpavon/poo/2.13.entradaysalida.pdf</text:a><text:span text:style-name="T17"> </text:span></text:p>
        </text:list-item>
        <text:list-item>
          <text:p text:style-name="P84"><text:soft-page-break/>L<text:span text:style-name="T57">é</text:span>ase el documento “Introducción a la programación …/Apuntes Java/Unidad 10 - Entrada y salida en Java. Ficheros.pdf”</text:p>
        </text:list-item>
        <text:list-item>
          <text:p text:style-name="P81"><text:a xlink:type="simple" xlink:href="http://www.javahispano.org/portada/2011/7/5/curso-de-programacion-java-vi-abraham-otero.html" text:style-name="Internet_20_link" text:visited-style-name="Visited_20_Internet_20_Link">Curso de programación Java VI</text:a><text:span text:style-name="T19"> </text:span><text:span text:style-name="T15">por Abraham Otero (artículo)</text:span></text:p>
        </text:list-item>
        <text:list-item>
          <text:p text:style-name="P83"><text:span text:style-name="T16">Polimorfismo paramétrico, genericidad <text:line-break/></text:span><text:a xlink:type="simple" xlink:href="http://dis.um.es/docencia/poo/wiki/lib/exe/fetch.php?media=curso2010:grado:tema4.pdf" text:style-name="Internet_20_link" text:visited-style-name="Visited_20_Internet_20_Link">http://dis.um.es/docencia/poo/wiki/lib/exe/fetch.php?media=curso2010:grado:tema4.pdf</text:a><text:span text:style-name="T16"> </text:span></text:p>
        </text:list-item>
        <text:list-item>
          <text:p text:style-name="P85">Véase los documentos sobre como se organizan los paquetes.</text:p>
        </text:list-item>
        <text:list-item>
          <text:p text:style-name="P86">Véase la guía didáctica <text:s/>“Introducción a la programación en Java\Guía didáctica.odt” para tener una visión general sobre el lenguaje.</text:p>
        </text:list-item>
        <text:list-item>
          <text:p text:style-name="P86">Mírense los ejercicios contenidos en el fichero “Introducción a la programación en Java\Ejercicios Java-Consola.odt” y pruebe a realizar alguno para comprobar sus conocimientos.</text:p>
        </text:list-item>
      </text:list>
      <text:h text:style-name="P40" text:outline-level="2"><text:bookmark-start text:name="__RefHeading__599_1612933548"/>JEE – <text:span text:style-name="T57">Java Enterprise Edition</text:span><text:bookmark-end text:name="__RefHeading__599_1612933548"/></text:h>
      <text:p text:style-name="P11"><text:span text:style-name="T32">Para el desarrollo de este apartado utilizaremos como guía base el </text:span><text:a xlink:type="simple" xlink:href="http://www.javahispano.org/portada/2011/7/28/tutorial-basico-de-java-ee-por-abraham-otero.html" text:style-name="Internet_20_link" text:visited-style-name="Visited_20_Internet_20_Link"><text:span text:style-name="T32">Tutorial básico de Java EE por Abraham Otero</text:span></text:a><text:span text:style-name="T32"> que contiene los siguientes recursos:</text:span></text:p>
      <text:list xml:id="list3154801797282386721" text:style-name="L7">
        <text:list-item>
          <text:p text:style-name="P62"><text:span text:style-name="T33">Web del tutorial: <text:line-break/></text:span><text:a xlink:type="simple" xlink:href="http://www.javahispano.org/portada/2011/7/28/tutorial-basico-de-java-ee-por-abraham-otero.html" text:style-name="Internet_20_link" text:visited-style-name="Visited_20_Internet_20_Link"><text:span text:style-name="T33">http://www.javahispano.org/portada/2011/7/28/tutorial-basico-de-java-ee-por-abraham-otero.html</text:span></text:a><text:span text:style-name="T33"> </text:span></text:p>
        </text:list-item>
        <text:list-item>
          <text:p text:style-name="P49"><text:span text:style-name="T33">Documento “</text:span><text:a xlink:type="simple" xlink:href="http://www.javahispano.org/storage/contenidos/JavaEE.pdf" office:target-frame-name="_blank" xlink:show="new" text:style-name="Internet_20_link" text:visited-style-name="Visited_20_Internet_20_Link">Curso JEE</text:a><text:span text:style-name="T33">”. Lo tenéis disponible en la carpeta “Curso JEE” con el nombre “</text:span><text:span text:style-name="T5">Tutorial Basico JavaEE.pdf</text:span><text:span text:style-name="T40">”<text:line-break/></text:span><text:a xlink:type="simple" xlink:href="http://www.javahispano.org/storage/contenidos/JavaEE.pdf" text:style-name="Internet_20_link" text:visited-style-name="Visited_20_Internet_20_Link"><text:span text:style-name="T40">http://www.javahispano.org/storage/contenidos/JavaEE.pdf</text:span></text:a><text:span text:style-name="T40"> </text:span></text:p>
        </text:list-item>
        <text:list-item>
          <text:p text:style-name="P49"><text:span text:style-name="T40">Código fuente de los ejemplos utilizados en el proyecto. Se podrá abrir como proyecto en Netbeans. Esta disponible en la carpeta “Tutorial_Basico_JavaEE_Codigo_fuente”<text:line-break/></text:span><text:a xlink:type="simple" xlink:href="http://www.javahispano.org/storage/contenidos/CursoBasicoJavaEE.zip" office:target-frame-name="_blank" xlink:show="new" text:style-name="Internet_20_link" text:visited-style-name="Visited_20_Internet_20_Link">Código fuente Java EE (Zip, 123 Kb)</text:a> </text:p>
        </text:list-item>
        <text:list-item>
          <text:p text:style-name="P50">Videotutoriales</text:p>
        </text:list-item>
        <text:list-item>
          <text:p text:style-name="P52"><text:span text:style-name="Strong_20_Emphasis"><text:span text:style-name="T18">Vídeo 1 del tutorial básico de Java EE: descripción general del tutorial</text:span></text:span><text:span text:style-name="T41"> </text:span><text:a xlink:type="simple" xlink:href="http://www.youtube.com/watch?feature=player_embedded&amp;v=PJtdpR1FDDE" text:style-name="Internet_20_link" text:visited-style-name="Visited_20_Internet_20_Link"><text:span text:style-name="T41">http://www.youtube.com/watch?feature=player_embedded&amp;v=PJtdpR1FDDE</text:span></text:a><text:span text:style-name="T41"> </text:span></text:p>
        </text:list-item>
        <text:list-item>
          <text:p text:style-name="P52"><text:span text:style-name="Strong_20_Emphasis"><text:span text:style-name="T18">Vídeo 2 del tutorial básico de Java EE: introducción a NetBeans</text:span></text:span><text:span text:style-name="T41"> <text:line-break/></text:span><text:a xlink:type="simple" xlink:href="http://www.youtube.com/watch?feature=player_embedded&amp;v=v0cKNDOHu_M" text:style-name="Internet_20_link" text:visited-style-name="Visited_20_Internet_20_Link"><text:span text:style-name="T41">http://www.youtube.com/watch?feature=player_embedded&amp;v=v0cKNDOHu_M</text:span></text:a></text:p>
        </text:list-item>
        <text:list-item>
          <text:p text:style-name="P52"><text:span text:style-name="Strong_20_Emphasis"><text:span text:style-name="T18">Vídeo 3 del tutorial básico de Java EE: La consola de Glassfish</text:span></text:span><text:span text:style-name="T41"> <text:line-break/></text:span><text:a xlink:type="simple" xlink:href="http://www.youtube.com/watch?feature=player_embedded&amp;v=Pq7euWVGKxc" text:style-name="Internet_20_link" text:visited-style-name="Visited_20_Internet_20_Link"><text:span text:style-name="T41">http://www.youtube.com/watch?feature=player_embedded&amp;v=Pq7euWVGKxc</text:span></text:a><text:span text:style-name="T41"> </text:span></text:p>
        </text:list-item>
      </text:list>
      <text:p text:style-name="P4"/>
      <text:p text:style-name="P5">Los cuales iremos temporalizando a continuación.</text:p>
      <text:p text:style-name="P5"/>
      <text:h text:style-name="P42" text:outline-level="3"><text:bookmark-start text:name="__RefHeading__601_1612933548"/>Arquitectura de una aplicación JEE<text:bookmark-end text:name="__RefHeading__601_1612933548"/></text:h>
      <text:list xml:id="list4113434724435351284" text:style-name="L8">
        <text:list-item>
          <text:p text:style-name="P63"><text:span text:style-name="T43">Véase la presentación: </text:span><text:span text:style-name="T4">JEE/Presentación - J2EE – Java12.pdf </text:span><text:span text:style-name="T34"><text:s/>para hacerse una idea con los elementos que trabajaremos</text:span></text:p>
        </text:list-item>
        <text:list-item>
          <text:p text:style-name="P63"><text:span text:style-name="T43">Véase el documento: </text:span><text:span text:style-name="T4">JEE/WAR - Estructura de las carpetas.odt </text:span><text:span text:style-name="T34"><text:s/>para conocer como estarán organizadas las carpetas en una aplicación JEE</text:span></text:p>
        </text:list-item>
        <text:list-item>
          <text:p text:style-name="P64">Véase la presentación – JEE/Arquitecturas_aplicaciones_web.pps</text:p>
        </text:list-item>
      </text:list>
      <text:h text:style-name="P43" text:outline-level="3"><text:bookmark-start text:name="__RefHeading__603_1612933548"/>Servlets<text:bookmark-end text:name="__RefHeading__603_1612933548"/></text:h>
      <text:p text:style-name="P12"><text:span text:style-name="T44">Utilizando el manual </text:span><text:span text:style-name="T6">Curso JEE/</text:span><text:span text:style-name="T5">Tutorial Basico JavaEE.pdf</text:span></text:p>
      <text:list xml:id="list8060836234520172599" text:style-name="L9">
        <text:list-item>
          <text:p text:style-name="P65"><text:soft-page-break/><text:span text:style-name="T44">Véase el tema </text:span><text:span text:style-name="T6">4. Un primer vistazo a los Servlets</text:span><text:span text:style-name="T44"> (pag. 68).</text:span></text:p>
        </text:list-item>
        <text:list-item>
          <text:p text:style-name="P65"><text:span text:style-name="T44">Véase el tema </text:span><text:span text:style-name="T6">5. Ciclo de vida de los Servlets</text:span><text:span text:style-name="T44"> (pag. 91).</text:span></text:p>
        </text:list-item>
      </text:list>
      <text:h text:style-name="P54" text:outline-level="4"><text:bookmark-start text:name="__RefHeading__605_1612933548"/>Actividades<text:bookmark-end text:name="__RefHeading__605_1612933548"/></text:h>
      <text:p text:style-name="P13">Nota: &lt;&lt;app&gt;&gt; se refiere al nombre que hayáis dado a la aplicación.</text:p>
      <text:list xml:id="list1655695609746879805" text:style-name="L10">
        <text:list-item>
          <text:p text:style-name="P70"><text:span text:style-name="T44">Realiza el servlet </text:span><text:span text:style-name="T7">HolaMundo</text:span><text:span text:style-name="T45"> cuya URL será “&lt;&lt;app&gt;&gt;/hw” y que mostrará el mensaje hola mundo por pantalla.</text:span></text:p>
        </text:list-item>
        <text:list-item>
          <text:p text:style-name="P71"><text:span text:style-name="T45">Crea un nuevo servlet </text:span><text:span text:style-name="T7">HolaMundoSaludo, </text:span><text:span text:style-name="T45">como el anterior, <text:s/>para que responda a cualquier tipo de petición con la forma &lt;&lt;app&gt;&gt;/XXXXXXX.saludo. O sea cualquier dirección que termine en saludo ejecutara el servlet.</text:span></text:p>
        </text:list-item>
        <text:list-item>
          <text:p text:style-name="P70"><text:span text:style-name="T44">Realiza el servlet </text:span><text:span text:style-name="T7">Numeros</text:span><text:span text:style-name="T44"> cuya URL será “&lt;&lt;app&gt;&gt;/numeros” y muestre los 100 primeros números como una lista.</text:span></text:p>
        </text:list-item>
        <text:list-item>
          <text:p text:style-name="P70"><text:span text:style-name="T44">Realiza el servlet </text:span><text:span text:style-name="T7">NumerosEnTabla </text:span><text:span text:style-name="T44">cuya URL será “&lt;&lt;app&gt;&gt;/numtabla” y muestre en una tabla con 5 columnas.</text:span></text:p>
        </text:list-item>
        <text:list-item>
          <text:p text:style-name="P71"><text:span text:style-name="T45">Modifica el servlet </text:span><text:span text:style-name="T7">HolaMundo</text:span><text:span text:style-name="T35"> de forma que si le pasamos el parámetro “nombre” por Get este muestre un mensaje personalizado indicando “Hola Mundo. Para XXXXX”.<text:line-break/>La petición tendrá el formato http://..:8080/&lt;&lt;app&gt;&gt;/hw?nombre=Manuel</text:span></text:p>
        </text:list-item>
        <text:list-item>
          <text:p text:style-name="P72"><text:span text:style-name="T36">Realiza una página web “form1.html” que muestre un formulario en el que se soliciten los siguientes datos: nombre, apellidos, edad y Sexo (como botón radio). Crea el servlet </text:span><text:span text:style-name="T8">Form1</text:span><text:span text:style-name="T36"> cuya URL será “&lt;&lt;app&gt;&gt;/form1.proc” que mostrará los campos enviados por el formulario.<text:line-break/>Tanto la página como el servlet de respuesta deberá estar ubicado en el contenedor de servlets.</text:span></text:p>
        </text:list-item>
      </text:list>
      <text:h text:style-name="P56" text:outline-level="4"><text:bookmark-start text:name="__RefHeading__1317_1612933548"/>Contenido<text:bookmark-end text:name="__RefHeading__1317_1612933548"/></text:h>
      <text:p text:style-name="P26">Reenviar petición a otra página.</text:p>
      <text:list xml:id="list1277888837570722615" text:style-name="L11">
        <text:list-item>
          <text:p text:style-name="P73"><text:span text:style-name="T14">F</text:span><text:span text:style-name="T9">ordward</text:span><text:span text:style-name="T46">: Mecanismo interno del servidor de aplicaciones que sirve para seguir gestionando la misma petición con otro elemento (otro jsp, otro servlet, etc) pero, en cualquier caso, no hay comunicación con el cliente.<text:line-break/>El objeto que lleva a cabo la petición es un RequestDispatcher que se puede obtener de la petición realizada “request”</text:span></text:p>
        </text:list-item>
      </text:list>
      <text:p text:style-name="P30">String nextJSP = "/searchResults.jsp";</text:p>
      <text:p text:style-name="P31">RequestDispatcher dispatcher=<text:span text:style-name="T61">request</text:span>.getRequestDispatcher(nextJSP);</text:p>
      <text:p text:style-name="P32">dispatcher.forward(request,response);</text:p>
      <text:p text:style-name="P14"/>
      <text:list xml:id="list105821621922539" text:continue-numbering="true" text:style-name="L11">
        <text:list-item>
          <text:p text:style-name="P73"><text:span text:style-name="T14">R</text:span><text:span text:style-name="T9">edirect</text:span><text:span text:style-name="T46">: Implica enviar un codigo </text:span><text:span text:style-name="T9">http 300</text:span><text:span text:style-name="T46"> con la url de redirección al cliente, y será este ultimo quien realizará una nueva petición a esa url.<text:line-break/>El objeto utilizado será “response”</text:span></text:p>
        </text:list-item>
      </text:list>
      <text:p text:style-name="P33">response.sendRedirect("direccion_URL");</text:p>
      <text:p text:style-name="P15"/>
      <text:p text:style-name="P15">Estos nos permitirán hacer que un servlet traslade a otro (o página JSP) el procesamiento de una petición.</text:p>
      <text:list xml:id="list5638337158746392411" text:style-name="L12">
        <text:list-item>
          <text:p text:style-name="P74">RequestDispatcher<text:line-break/><text:a xlink:type="simple" xlink:href="http://www.vc.ehu.es/jiwotvim/ISOFT2007-2008/Teoria/BloqueV/RequestDispatcher.pdf" text:style-name="Internet_20_link" text:visited-style-name="Visited_20_Internet_20_Link">http://www.vc.ehu.es/jiwotvim/ISOFT2007-2008/Teoria/BloqueV/RequestDispatcher.pdf</text:a> </text:p>
        </text:list-item>
        <text:list-item>
          <text:p text:style-name="P74"><text:soft-page-break/><text:a xlink:type="simple" xlink:href="http://docs.oracle.com/javaee/6/api/javax/servlet/RequestDispatcher.html" text:style-name="Internet_20_link" text:visited-style-name="Visited_20_Internet_20_Link">http://docs.oracle.com/javaee/6/api/javax/servlet/RequestDispatcher.html</text:a> </text:p>
        </text:list-item>
      </text:list>
      <text:p text:style-name="P14"><text:span text:style-name="T44">Utilizando el manual </text:span><text:span text:style-name="T6">Curso JEE/</text:span><text:span text:style-name="T5">Tutorial Basico JavaEE.pdf</text:span></text:p>
      <text:list xml:id="list105820380842418" text:continue-list="list8060836234520172599" text:style-name="L9">
        <text:list-item>
          <text:p text:style-name="P66"><text:span text:style-name="T44">Véase el tema </text:span><text:span text:style-name="T9">6 Recordando al usuario: sesiones y cookies</text:span><text:span text:style-name="T44"> (pag. 96).</text:span></text:p>
        </text:list-item>
      </text:list>
      <text:h text:style-name="P56" text:outline-level="4"><text:bookmark-start text:name="__RefHeading__1319_1612933548"/>Actividades<text:bookmark-end text:name="__RefHeading__1319_1612933548"/></text:h>
      <text:list xml:id="list4753130333788969204" text:style-name="L13">
        <text:list-item>
          <text:p text:style-name="P75">Realice una aplicación que nos permita validarnos con un usuario y una clave. Si entramos y no estamos registrados, se nos pedirá el usuario y la clave, si ya nos hemos registrado se mostrará el mensaje, usted está dentro y se dará la opción de cerrar la sesión.<text:line-break/>Plantead el problema con un servlet (pasando parámetros por GET para cerrar la sesión) o con más de un servlet.</text:p>
        </text:list-item>
        <text:list-item>
          <text:p text:style-name="P76">Deseamos simular un back-end de una aplicación. El back-end solo mostrará páginas si el usuario previamente se ha registrado. El back-end dispondrá de una página inicial “<text:span text:style-name="T49">menú</text:span>” que nos mostrará las opciones que podremos realizar, las cuales serán altas, bajas, ….., cerrar sesión. Realizar el esquema de una aplicación que simule el funcionamiento real de forma que no se permita acceder a las operaciones de altas, bajas, … si previamente no se ha validado como usuario. Implemente igualmente la acción “Cerrar sesión” que nos permitirá salir del back-end.</text:p>
        </text:list-item>
      </text:list>
      <text:h text:style-name="P44" text:outline-level="3"><text:bookmark-start text:name="__RefHeading__1321_1612933548"/>Páginas JSP<text:bookmark-end text:name="__RefHeading__1321_1612933548"/></text:h>
      <text:p text:style-name="P25">En estos momentos la tecnología JSP se considera (al menos por parte de Oracle) como una tecnología legacy cuyo uso no se recomienda en la actualidad. En estos momentos se recomienda emplear Java Server Faces (JSF) en su lugar. Esta otra tecnología es más compleja de entender que JSP ya que envuelve bastante "magia" (cosas que suceden de modo transparente para el programador) difícil de comprender para un programador sin experiencia en aplicaciones web. Mi consejo para el lector es que se familiarice con la tecnología JSP; muchos conceptos e incluso sintaxis que va a aprender siguen siendo válidos para JSF. Y JSP es una tecnología mucho mejor que JSF desde el punto de vista educacional por ser más transparente (involucra menos "magia"), si bien no pongo en duda que para desarrollar aplicaciones empresariales reales la tecnología JSF, o algún otro framework web, a menudo son una mejor opción.</text:p>
      <text:p text:style-name="P17"><text:span text:style-name="T44">Utilizando el manual </text:span><text:span text:style-name="T6">Curso JEE/</text:span><text:span text:style-name="T5">Tutorial Basico JavaEE.pdf</text:span></text:p>
      <text:list xml:id="list105821382533860" text:continue-list="list105820380842418" text:style-name="L9">
        <text:list-item>
          <text:p text:style-name="P68"><text:span text:style-name="T44">Véase el tema </text:span><text:span text:style-name="T10">12 Páginas JSP</text:span><text:span text:style-name="T44"> (pág. 158).</text:span></text:p>
        </text:list-item>
      </text:list>
      <text:p text:style-name="P20"/>
      <text:p text:style-name="P18"><text:span text:style-name="T51">Servlets</text:span><text:span text:style-name="T50"> son fundamentalmente programas Java. Son una buena herramienta para hacer cosas relacionadas con programación, como la implementación de la lógica de negocio de una aplicación web, almacenar o recuperar datos de una base de datos, e incluso, hasta un cierto punto, definir la lógica de navegación de una aplicación web</text:span></text:p>
      <text:p text:style-name="P18"><text:span text:style-name="T51">Páginas JSP</text:span><text:span text:style-name="T50">: pueden considerarse justo lo contrario de un Servlet: son código HTML que tiene código Java empotrado. Pero son principalmente código HTML; simplemente empotrar pequeñas cantidades de código Java para crear sus partes dinámicas.</text:span></text:p>
      <text:p text:style-name="P19"><text:span text:style-name="T53">A nivel de implementación, las</text:span><text:span text:style-name="T52"> páginas JSP</text:span><text:span text:style-name="T53"> son realmente </text:span><text:span text:style-name="T52">Servlets</text:span></text:p>
      <text:p text:style-name="P20"/>
      <text:p text:style-name="P21">Si no deseamos que puedan acceder a nuestras páginas directamente desde la URL del navegador las situaremos en la carpeta WEB-INF.</text:p>
      <text:p text:style-name="P21"/>
      <text:p text:style-name="P22">Elementos de script diferentes que podemos encontrar dentro de las páginas JSP: </text:p>
      <text:list xml:id="list366645204907217145" text:style-name="L14">
        <text:list-item>
          <text:p text:style-name="P77"><text:soft-page-break/><text:span text:style-name="T13">comentarios</text:span><text:span text:style-name="T37">: </text:span><text:span text:style-name="T48">&lt;%-- Comentario de página JSP-- %&gt;</text:span></text:p>
        </text:list-item>
        <text:list-item>
          <text:p text:style-name="P51"><text:span text:style-name="T1">declaraciones</text:span>: <text:span text:style-name="T48">&lt;%!... %&gt;</text:span><text:span text:style-name="T47"> </text:span>(<text:span text:style-name="T54">declaraciones de variables y métodos de instancia</text:span>)</text:p>
        </text:list-item>
        <text:list-item>
          <text:p text:style-name="P78"><text:span text:style-name="T13">scriptlets</text:span><text:span text:style-name="T37">: </text:span><text:span text:style-name="T48">&lt;% código Java %&gt;</text:span><text:span text:style-name="T47"> </text:span><text:span text:style-name="T37">(</text:span><text:span text:style-name="T38">código java que procesa la petición, incluido en _jspService()</text:span><text:span text:style-name="T37">)</text:span></text:p>
        </text:list-item>
        <text:list-item>
          <text:p text:style-name="P78"><text:span text:style-name="T13">expresiones</text:span><text:span text:style-name="T37">: </text:span><text:span text:style-name="T48">&lt;%= expresión Java %&gt;</text:span></text:p>
        </text:list-item>
        <text:list-item>
          <text:p text:style-name="P51"><text:span text:style-name="T1">directivas</text:span>:<text:span text:style-name="T47"> </text:span><text:span text:style-name="T48">&lt;%@ directiva [atributo= "valor"]* % &gt;</text:span></text:p>
        </text:list-item>
        <text:list-item>
          <text:p text:style-name="P69"/>
        </text:list-item>
      </text:list>
      <text:h text:style-name="P55" text:outline-level="4"><text:bookmark-start text:name="__RefHeading__883_925878656"/>Actividades<text:bookmark-end text:name="__RefHeading__883_925878656"/></text:h>
      <text:list xml:id="list105820026696550" text:continue-numbering="true" text:style-name="L14">
        <text:list-item>
          <text:p text:style-name="P78"><text:span text:style-name="T38">Realiza la pagina JSP </text:span><text:span text:style-name="T12">cuentaVisitas.jsp</text:span><text:span text:style-name="T38">, la cual mostrará el número de visitas que ha tenido. Nota: Hay que utilizar una variable de instancia para almacenar la cuenta. </text:span><text:span text:style-name="T39">Dicha página mostrará igualmente la fecha del sistema.</text:span></text:p>
        </text:list-item>
        <text:list-item>
          <text:p text:style-name="P78"><text:span text:style-name="T38">Realiza la página JSP </text:span><text:span text:style-name="T12">cienNumeros.jsp</text:span><text:span text:style-name="T38"> que mostrará la lista de los 100 primeros números.</text:span></text:p>
        </text:list-item>
        <text:list-item>
          <text:p text:style-name="P78"><text:span text:style-name="T38">Realiza la página JSP trescientos</text:span><text:span text:style-name="T12">Numeros.jsp</text:span><text:span text:style-name="T38"> que mostrará la lista de los 300 primeros números en una tabla de 10 columnas.</text:span></text:p>
        </text:list-item>
      </text:list>
      <text:h text:style-name="P34" text:outline-level="1"><text:bookmark-start text:name="__RefHeading__1335_124425377"/>Continuara … <text:span text:style-name="T55">en vuestras casas</text:span><text:bookmark-end text:name="__RefHeading__1335_124425377"/></text:h>
      <text:h text:style-name="P45" text:outline-level="3"><text:bookmark-start text:name="__RefHeading__885_925878656"/>Bases de datos y los Servlets<text:bookmark-end text:name="__RefHeading__885_925878656"/></text:h>
      <text:p text:style-name="P16"><text:span text:style-name="T44">Utilizando el manual </text:span><text:span text:style-name="T6">Curso JEE/</text:span><text:span text:style-name="T5">Tutorial Basico JavaEE.pdf</text:span></text:p>
      <text:list xml:id="list105820288307157" text:continue-list="list105821382533860" text:style-name="L9">
        <text:list-item>
          <text:p text:style-name="P67"><text:span text:style-name="T44">Véase el tema </text:span><text:span text:style-name="T11">10 Bases de datos y los Servlets</text:span><text:span text:style-name="T44"> (pag. 136).</text:span></text:p>
        </text:list-item>
      </text:list>
      <text:p text:style-name="P23"/>
      <text:p text:style-name="P24"/>
      <text:p text:style-name="P6"><text:span text:style-name="T26">Tomcat </text:span><text:a xlink:type="simple" xlink:href="http://tomcat.apache.org/" text:style-name="Internet_20_link" text:visited-style-name="Visited_20_Internet_20_Link"><text:span text:style-name="T26">http://tomcat.apache.org/</text:span></text:a><text:span text:style-name="T26"> </text:span></text:p>
      <text:p text:style-name="P15">Java tutorial: JSP</text:p>
      <text:h text:style-name="P35" text:outline-level="1"><text:bookmark-start text:name="__RefHeading__1589_742163108"/>Enterprise Application Development with Java EE 6 - Learning Path<text:bookmark-end text:name="__RefHeading__1589_742163108"/></text:h>
      <text:p text:style-name="P10"><text:a xlink:type="simple" xlink:href="http://education.oracle.com/pls/web_prod-plq-dad/db_pages.getlppage?page_id=212&amp;path=SADJ" text:style-name="Internet_20_link" text:visited-style-name="Visited_20_Internet_20_Link"><text:span text:style-name="T28">http://education.oracle.com/pls/web_prod-plq-dad/db_pages.getlppage?page_id=212&amp;path=SADJ</text:span></text:a><text:span text:style-name="T28"> </text:span></text:p>
      <text:h text:style-name="P36" text:outline-level="1"/>
      <text:h text:style-name="P36" text:outline-level="1"><text:bookmark-start text:name="__RefHeading__607_1612933548"/>Para el futuro<text:bookmark-end text:name="__RefHeading__607_1612933548"/></text:h>
      <text:list xml:id="list3659768138985096666" text:style-name="L15">
        <text:list-item>
          <text:p text:style-name="P79"><text:span text:style-name="T42">Tutorial de Java Server Faces con NetBeans<text:line-break/></text:span><text:a xlink:type="simple" xlink:href="http://www.infosoftw.com/JSFNetBeansTutorialxHTML/JSFNetBeansTutorialxHTML.html" text:style-name="Internet_20_link" text:visited-style-name="Visited_20_Internet_20_Link"><text:span text:style-name="T42">http://www.infosoftw.com/JSFNetBeansTutorialxHTML/JSFNetBeansTutorialxHTML.html</text:span></text:a><text:span text:style-name="T4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Helvetica, Geneva, sans-serif"/>
    <style:font-face style:name="Arial2" svg:font-family="Arial, Helvetica, sans-serif"/>
    <style:font-face style:name="Mangal1" svg:font-family="Mangal"/>
    <style:font-face style:name="OpenSymbol" svg:font-family="OpenSymbol"/>
    <style:font-face style:name="inherit" svg:font-family="inherit"/>
    <style:font-face style:name="Courier" svg:font-family="Courier" style:font-family-generic="roman"/>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adornments="Negrita"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padding="0.049cm" fo:border-left="none" fo:border-right="none" fo:border-top="none" fo:border-bottom="0.06pt solid #000000" style:shadow="none" fo:keep-with-next="always"/>
      <style:text-properties style:font-name="Liberation Serif" fo:font-family="'Liberation Serif'" style:font-style-name="Normal" style:font-family-generic="roman" style:font-pitch="variable"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cm" loext:contextual-spacing="false" fo:text-indent="0cm" style:auto-text-indent="false" style:page-number="auto"/>
      <style:text-properties style:font-name="Liberation Serif1" fo:font-family="'Liberation Serif'" style:font-style-name="Negrita"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style:tab-stops/>
      </style:paragraph-properties>
      <style:text-properties style:font-name="Times New Roman1" fo:font-family="'Times New Roman'" style:font-style-name="Negrita" style:font-family-generic="roman" style:font-pitch="variable"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evisión <text:modification-date style:data-style-name="N37">22/02/16</text:modification-dat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 .</meta:initial-creator>
    <meta:creation-date>2012-09-20T12:25:15.84</meta:creation-date>
    <dc:date>2016-02-22T10:58:18.599000000</dc:date>
    <meta:editing-duration>P1DT2H5M50S</meta:editing-duration>
    <meta:editing-cycles>221</meta:editing-cycles>
    <meta:generator>LibreOffice/5.1.0.3$Windows_x86 LibreOffice_project/5e3e00a007d9b3b6efb6797a8b8e57b51ab1f737</meta:generator>
    <meta:document-statistic meta:table-count="0" meta:image-count="0" meta:object-count="0" meta:page-count="6" meta:paragraph-count="129" meta:word-count="1932" meta:character-count="13468" meta:non-whitespace-character-count="11689"/>
  </office:meta>
</office:document-meta>
</file>